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bd9e" officeooo:paragraph-rsid="0006bd9e"/>
    </style:style>
    <style:style style:name="P2" style:family="paragraph" style:parent-style-name="Standard">
      <style:text-properties officeooo:paragraph-rsid="0006bd9e"/>
    </style:style>
    <style:style style:name="P3" style:family="paragraph" style:parent-style-name="Standard">
      <style:text-properties officeooo:rsid="0006bd9e" officeooo:paragraph-rsid="0006bd9e"/>
    </style:style>
    <style:style style:name="P4" style:family="paragraph" style:parent-style-name="Standard">
      <style:text-properties officeooo:rsid="000876e3" officeooo:paragraph-rsid="000876e3"/>
    </style:style>
    <style:style style:name="P5" style:family="paragraph" style:parent-style-name="Standard">
      <style:text-properties officeooo:paragraph-rsid="000876e3"/>
    </style:style>
    <style:style style:name="T1" style:family="text">
      <style:text-properties officeooo:rsid="0006bd9e"/>
    </style:style>
    <style:style style:name="T2" style:family="text">
      <style:text-properties officeooo:rsid="0007075e"/>
    </style:style>
    <style:style style:name="T3" style:family="text">
      <style:text-properties officeooo:rsid="000876e3"/>
    </style:style>
    <style:style style:name="T4" style:family="text">
      <style:text-properties fo:font-weight="normal" style:font-weight-asian="normal" style:font-weight-complex="normal"/>
    </style:style>
    <style:style style:name="T5" style:family="text">
      <style:text-properties fo:background-color="#5097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jercicio </text:span>1 Investigo Tipo 2</text:p>
      <text:p text:style-name="P2"/>
      <text:p text:style-name="P1">1) <text:s/>A día de hoy se usan multitud de lenguajes para crear una aplicación web, pero creo sin duda, que todos estamos de acuerdo en que los más usados o los más conocidos en este ámbito son HTML, CSS y JavaScript (conocido coloquialmente como JS).</text:p>
      <text:p text:style-name="P2"/>
      <text:p text:style-name="P1">El motivo de su uso tan común es simple, la sencillez léxica de los lenguajes y la amplia variedad de compatibilidad que tienen con cualquier sistema.</text:p>
      <text:p text:style-name="P2"/>
      <text:p text:style-name="P1">Lo bueno que tienen estos 3 lenguajes es que cuando se hace una aplicación combinándolos, tenemos una mezcla muy potente, el HTML es el encargado de definir la estructura (de una página web por ejemplo), utilizando sus distintas etiquetas (img, a , p, etc) y definiendo para cada bloque de código una apariencia distinta a gusto del cliente.</text:p>
      <text:p text:style-name="P1">Por otra parte, tenemos el CSS, este lenguaje se usa junto con el HTML para darle estilo al código (cambiar colores, definir tipos de letras, cambiar la disposición de bloques, etc).</text:p>
      <text:p text:style-name="P1">Y por último, pero no menos importante, JavaScript o JS, es un lenguaje derivado de Java que se puede in<text:span text:style-name="T2">y</text:span>ectar en un HTML mediante el uso de “script”. <text:span text:style-name="T2">El uso principal que tiene es el manejo de datos que introduce el usuario, o la escucha de sus movimiento a espera del manejo (por ejemplo, queremos que cuando pinche en un emoticono se abra una nueva página, eso corresponde a JavaScript).</text:span></text:p>
      <text:p text:style-name="P1"/>
      <text:p text:style-name="P4">En cuanto a los clientes, tenemos que contemplar la definición de cliente. Cliente es aquel ordenador o sistema que realiza peticiones a un servidor solicitando cierta información, como por ejemplo, el código de una página web para que posteriormente sea interpretado por un navegador (Chrome, edge, Opera, etc. A día de hoy todos los navegadores tienen la capacidad de interpretar código).</text:p>
      <text:p text:style-name="P4"/>
      <text:p text:style-name="P4">Por el otro lado, tenemos al servidor, es el que se encarga de gestionar las peticiones generadas por los clientes y decidir que información debe devolverles. Dependiendo de que tipo de aplicación queremos montar el servidor será de distinta estructura (FTP, HTTP, etc.).</text:p>
      <text:p text:style-name="P1"/>
      <text:p text:style-name="P4">2)</text:p>
      <text:p text:style-name="P4">DNS: Es un sistema para un servidor, que convierte las direcciones IP en nombres, por ejemplo, si queremos acceder a google no ponemos 73.34.23.5 (por ejemplo), ponemos google.es, ahí está actuando el DNS</text:p>
      <text:p text:style-name="P4"/>
      <text:p text:style-name="P5"><text:span text:style-name="T3">BIND: </text:span>BIND es el servidor de DNS más comúnmente usado en Internet, ​​ especialmente en sistemas Unix.</text:p>
      <text:p text:style-name="P5"/>
      <text:p text:style-name="P5"><text:span text:style-name="T3">LDAP: </text:span>LDAP (<text:span text:style-name="Strong_20_Emphasis"><text:span text:style-name="T4">Lightweight Directory Access Protocol</text:span></text:span>) o también conocido como «Protocolo Ligero de Acceso a Directorios» es un protocolo de la capa de aplicación TCP/IP que permite el acceso a un servicio de directorio ordenado y distribuido, para buscar cualquier información en un entorno de red.</text:p>
      <text:p text:style-name="P5"/>
      <text:p text:style-name="P5"><text:span text:style-name="T3">FQDN: </text:span>El término Fully Qualified Domain Name (FQDN) hace referencia a la dirección completa de cualquier objeto presente en Internet. </text:p>
      <text:p text:style-name="P4"/>
      <text:p text:style-name="P5"><text:span text:style-name="T3">OPENLDAP: </text:span>OpenLDAP es una implementación libre y de código abierto del protocolo Lightweight Directory Access Protocol desarrollada por el proyecto OpenLDAP.</text:p>
      <text:p text:style-name="P5"/>
      <text:p text:style-name="P5"><text:soft-page-break/><text:span text:style-name="T3">Active directory: </text:span>Active Directory (AD) <text:span text:style-name="T5">es una base de datos y un conjunto de servicios que conectan a los usuarios con los recursos de red que necesitan para realizar su trabajo.</text:span></text:p>
      <text:p text:style-name="P5"><text:span text:style-name="T5"/></text:p>
      <text:p text:style-name="P4"><text:span text:style-name="T5">3)</text:span></text:p>
      <text:p text:style-name="P4"><text:span text:style-name="T5"/></text:p>
      <text:p text:style-name="P4"><text:span text:style-name="T5">Nslookup es un programa utilizado para saber si el DNS está resolviendo correctamente los nombres y las Ips.</text:span></text:p>
      <text:p text:style-name="P4"><text:span text:style-name="T5"/></text:p>
      <text:p text:style-name="P4"><text:span text:style-name="T5">dig es un comando utilizado en gestión de redes para hacer peticiones a servidores D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1T11:43:32.289000000</meta:creation-date>
    <dc:date>2023-09-16T12:45:31.877000000</dc:date>
    <meta:editing-duration>PT49M9S</meta:editing-duration>
    <meta:editing-cycles>3</meta:editing-cycles>
    <meta:generator>LibreOffice/7.6.0.3$Windows_X86_64 LibreOffice_project/69edd8b8ebc41d00b4de3915dc82f8f0fc3b6265</meta:generator>
    <meta:document-statistic meta:table-count="0" meta:image-count="0" meta:object-count="0" meta:page-count="2" meta:paragraph-count="18" meta:word-count="541" meta:character-count="3266" meta:non-whitespace-character-count="2738"/>
  </office:meta>
</office:document-meta>
</file>